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cb7" officeooo:paragraph-rsid="00096cb7"/>
    </style:style>
    <style:style style:name="P2" style:family="paragraph" style:parent-style-name="Standard">
      <style:text-properties fo:font-size="14pt" officeooo:rsid="00096cb7" officeooo:paragraph-rsid="00096cb7" style:font-size-asian="14pt" style:font-size-complex="14pt"/>
    </style:style>
    <style:style style:name="P3" style:family="paragraph" style:parent-style-name="Standard">
      <style:text-properties fo:font-size="14pt" officeooo:rsid="000ab7f6" officeooo:paragraph-rsid="000ab7f6" style:font-size-asian="14pt" style:font-size-complex="14pt"/>
    </style:style>
    <style:style style:name="P4" style:family="paragraph" style:parent-style-name="Standard">
      <style:text-properties fo:font-size="14pt" officeooo:rsid="000b66e6" officeooo:paragraph-rsid="000b66e6" style:font-size-asian="14pt" style:font-size-complex="14pt"/>
    </style:style>
    <style:style style:name="P5" style:family="paragraph" style:parent-style-name="Standard">
      <style:text-properties fo:font-size="14pt" officeooo:rsid="000d661f" officeooo:paragraph-rsid="000d661f" style:font-size-asian="14pt" style:font-size-complex="14pt"/>
    </style:style>
    <style:style style:name="P6" style:family="paragraph" style:parent-style-name="Standard">
      <style:text-properties fo:font-size="32pt" officeooo:rsid="00096cb7" officeooo:paragraph-rsid="00096cb7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officeooo:rsid="000ab7f6"/>
    </style:style>
    <style:style style:name="T3" style:family="text">
      <style:text-properties officeooo:rsid="000b66e6"/>
    </style:style>
    <style:style style:name="T4" style:family="text">
      <style:text-properties officeooo:rsid="000d661f"/>
    </style:style>
    <style:style style:name="T5" style:family="text">
      <style:text-properties style:text-position="super 58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e68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 <text:s text:c="16"/><text:span text:style-name="T1">STAGE 2 ANSWERS</text:span></text:p>
      <text:p text:style-name="P6"/>
      <text:p text:style-name="P2"><text:span text:style-name="T6">1. </text:span><text:s/>For Environment please use the environment.yml file and the requirements of this project is in requirements.txt file.</text:p>
      <text:p text:style-name="P2"/>
      <text:p text:style-name="P2"><text:span text:style-name="T6">2.</text:span> <text:s/>MINST data is prepared in ‘create_dataset.py’ file at “./DataSet/create_dataset.py” directory.</text:p>
      <text:p text:style-name="P2"/>
      <text:p text:style-name="P2"><text:span text:style-name="T6">3. </text:span><text:s/>Synthetic target data is created in ‘create_dataset.py’ file at. “./DataSet/create_dataset.py” directory. In generate_font_image() function, the data is created. I have used times-roman font.</text:p>
      <text:p text:style-name="P2"/>
      <text:p text:style-name="P2"><text:span text:style-name="T6">4.</text:span> <text:s/>Seperate data into train, test and validation is done in “utils.py” at “./utils.py” directory. The whole data is splitted into 60-20-20 for train,validation and test set.</text:p>
      <text:p text:style-name="P2"/>
      <text:p text:style-name="P2"><text:span text:style-name="T6">5.</text:span> <text:span text:style-name="T2">Model for this work is designed at “model.py” in “./Model/model.py” directory.</text:span></text:p>
      <text:p text:style-name="P2"/>
      <text:p text:style-name="P3"><text:span text:style-name="T6">6. </text:span>The model is trained on “train.py” at “./train.py” directory. Logs for this trainings are saved in “./Stage_2/logs/scalars”. <text:span text:style-name="T7">It takes about 10 mins to train on cpu.</text:span></text:p>
      <text:p text:style-name="P3"/>
      <text:p text:style-name="P3"><text:span text:style-name="T6">7. </text:span><text:span text:style-name="T3">The model is evaluated with train, test, val set in “evaluation.py” at “./evaluation.py” directory. Perfomance metrics are shown in this file too</text:span></text:p>
      <text:p text:style-name="P3"/>
      <text:p text:style-name="P4"><text:span text:style-name="T6">8.</text:span> Inference script is in “<text:span text:style-name="T4">inference.py” file. Single image inference is done in this file.</text:span></text:p>
      <text:p text:style-name="P4"/>
      <text:p text:style-name="P5"><text:span text:style-name="T6">9.</text:span> 2<text:span text:style-name="T5">nd</text:span> last layer is visualized in “2nd_last_layer_visualization.py” at “./2nd_last_layer_visual.py” fil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11:35:33.180796201</meta:creation-date>
    <meta:generator>LibreOffice/6.4.7.2$Linux_X86_64 LibreOffice_project/40$Build-2</meta:generator>
    <dc:date>2022-07-31T14:55:47.805677077</dc:date>
    <meta:editing-duration>PT24M49S</meta:editing-duration>
    <meta:editing-cycles>3</meta:editing-cycles>
    <meta:document-statistic meta:table-count="0" meta:image-count="0" meta:object-count="0" meta:page-count="1" meta:paragraph-count="10" meta:word-count="171" meta:character-count="1214" meta:non-whitespace-character-count="1031"/>
  </office:meta>
</office:document-meta>
</file>